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normal" officeooo:rsid="001c7f65" officeooo:paragraph-rsid="001c7f6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Semaine 1</text:p>
      <text:p text:style-name="P1"/>
      <text:p text:style-name="P1">RESSOURCES TABLE DE HACH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50:09.327361580</meta:creation-date>
    <dc:date>2018-10-05T12:53:27.940974371</dc:date>
    <meta:editing-duration>PT3M25S</meta:editing-duration>
    <meta:editing-cycles>1</meta:editing-cycles>
    <meta:document-statistic meta:table-count="0" meta:image-count="0" meta:object-count="0" meta:page-count="1" meta:paragraph-count="2" meta:word-count="7" meta:character-count="41" meta:non-whitespace-character-count="36"/>
    <meta:generator>LibreOffice/6.0.6.2$Linux_X86_64 LibreOffice_project/00m0$Build-2</meta:generator>
  </office:meta>
</office:document-meta>
</file>